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mo"/>
    </style:style>
    <style:style style:name="T1" style:family="text">
      <style:text-properties officeooo:rsid="000377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- Quais as características do Linux em modo terminal?</text:p>
      <text:p text:style-name="P1">Realização de comandos dentro do sistema</text:p>
      <text:p text:style-name="P1"/>
      <text:p text:style-name="P1">2 - Como chamar o modo terminal?</text:p>
      <text:p text:style-name="P1">Ctrl + alt + T</text:p>
      <text:p text:style-name="P1"/>
      <text:p text:style-name="P1">3 - Defina o que cada segmento significa na linha de comando</text:p>
      <text:p text:style-name="P1"><text:s/>root@pc_lab:~# nome do usuario,nome do computador, user administrador</text:p>
      <text:p text:style-name="P1"><text:s/>user@pc_lab:~$ nome do usuario, <text:s/>nome do computador,user padrao</text:p>
      <text:p text:style-name="P1"/>
      <text:p text:style-name="P1">4 - Quais as duas formas de trabalho no terminal?</text:p>
      <text:p text:style-name="P1">Interativa – Os comandos são digitados no teclado pelo usuário e passados ao interpretador de comandos um a um. Neste modo o computador depende do usuário para executar uma tarefa ou o próximo comando.</text:p>
      <text:p text:style-name="P1"/>
      <text:p text:style-name="P1">Não-interativa – São usados arquivos de comandos (scripts) criados pelo usuário para o computador executar os comandos na ordem encontrada no arquivo. Neste modo, o computador executa os comandos do arquivo um por um, e dependendo do término do comando, o script pode verificar qual será próximo comando que será executado e dar continuidade ou não ao processamento.</text:p>
      <text:p text:style-name="P1"/>
      <text:p text:style-name="P1">5 - O que significa sudo su? Qual a função?</text:p>
      <text:p text:style-name="P1">Este comando faz o usuario se transformar em administrador, mantendo a maioria da definições do ambiente.</text:p>
      <text:p text:style-name="P1"/>
      <text:p text:style-name="P1"/>
      <text:p text:style-name="P1">11 - Defina:</text:p>
      <text:p text:style-name="P1">* cp-Copia arquivos e diretorios</text:p>
      <text:p text:style-name="P1">* rm-Remove arquivo</text:p>
      <text:p text:style-name="P1">* mv-Renomeia arquivo</text:p>
      <text:p text:style-name="P1">* cd-acessa os arquivos e diretorios</text:p>
      <text:p text:style-name="P1"/>
      <text:p text:style-name="P1">12 - Quais os parâmetros para retornar 3 níveis de diretório?</text:p>
      <text:p text:style-name="P1">$ cd ~</text:p>
      <text:p text:style-name="P1"/>
      <text:p text:style-name="P1">13 - Como o bash representa cada componente de sistema na linha de comando?</text:p>
      <text:p text:style-name="P1"/>
      <text:p text:style-name="P1">14 - Qual a função do coringa na remoção ou movimentação do arquivo?</text:p>
      <text:p text:style-name="P1"/>
      <text:p text:style-name="P1">15 - Qual a função do comando ls? E seus parâmetros?</text:p>
      <text:p text:style-name="P1">É um comando usado para listar arquivos e diretório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9:14:08.447094795</meta:creation-date>
    <dc:date>2019-10-24T19:18:47.908172399</dc:date>
    <meta:editing-duration>PT4M40S</meta:editing-duration>
    <meta:editing-cycles>1</meta:editing-cycles>
    <meta:document-statistic meta:table-count="0" meta:image-count="0" meta:object-count="0" meta:page-count="1" meta:paragraph-count="23" meta:word-count="263" meta:character-count="1534" meta:non-whitespace-character-count="1289"/>
    <meta:generator>LibreOffice/6.0.7.3$Linux_X86_64 LibreOffice_project/00m0$Build-3</meta:generator>
  </office:meta>
</office:document-meta>
</file>